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24pt" style:font-size-asian="24pt" style:font-size-complex="24pt"/>
    </style:style>
    <style:style style:name="P2" style:parent-style-name="Normal" style:family="paragraph">
      <style:text-properties fo:font-size="24pt" style:font-size-asian="24pt" style:font-size-complex="24pt"/>
    </style:style>
    <style:style style:name="T3" style:parent-style-name="DefaultParagraphFont" style:family="text">
      <style:text-properties fo:font-size="24pt" style:font-size-asian="24pt" style:font-size-complex="24pt"/>
    </style:style>
    <style:style style:name="T4" style:parent-style-name="DefaultParagraphFont" style:family="text">
      <style:text-properties fo:font-size="24pt" style:font-size-asian="24pt" style:font-size-complex="24pt"/>
    </style:style>
    <style:style style:name="T5" style:parent-style-name="DefaultParagraphFont" style:family="text">
      <style:text-properties fo:font-size="24pt" style:font-size-asian="24pt" style:font-size-complex="24pt"/>
    </style:style>
    <style:style style:name="P6" style:parent-style-name="Normal" style:family="paragraph">
      <style:text-properties fo:font-size="24pt" style:font-size-asian="24pt" style:font-size-complex="24pt"/>
    </style:style>
    <style:style style:name="T7" style:parent-style-name="DefaultParagraphFont" style:family="text">
      <style:text-properties fo:font-size="24pt" style:font-size-asian="24pt" style:font-size-complex="24pt"/>
    </style:style>
    <style:style style:name="T8" style:parent-style-name="DefaultParagraphFont" style:family="text">
      <style:text-properties fo:font-size="24pt" style:font-size-asian="24pt" style:font-size-complex="24pt"/>
    </style:style>
    <style:style style:name="P9" style:parent-style-name="Normal" style:family="paragraph">
      <style:text-properties fo:font-size="24pt" style:font-size-asian="24pt" style:font-size-complex="24pt"/>
    </style:style>
    <style:style style:name="P10" style:parent-style-name="Normal" style:family="paragraph">
      <style:text-properties fo:font-size="24pt" style:font-size-asian="24pt" style:font-size-complex="24pt"/>
    </style:style>
  </office:automatic-styles>
  <office:body>
    <office:text text:use-soft-page-breaks="true">
      <text:p text:style-name="P1">1.<text:s/>SELECT name FROM tracks ORDER BY name<text:s/>LIMIT 5;</text:p>
      <text:p text:style-name="P2">2.<text:s/>SELECT firstname, lastname FROM employees ORDER BY address;</text:p>
      <text:p text:style-name="Normal"><text:span text:style-name="T3">3.</text:span><text:s/><text:span text:style-name="T4">SELECT name FROM playlists ORDER BY name</text:span><text:span text:style-name="T5"><text:s/>LIMIT 5;</text:span></text:p>
      <text:p text:style-name="P6">4.<text:s/>SELECT name FROM genres ORDER BY name;</text:p>
      <text:p text:style-name="Normal"><text:span text:style-name="T7">5.</text:span><text:s/><text:span text:style-name="T8">SELECT name FROM artists ORDER BY name DESC LIMIT 10;</text:span></text:p>
      <text:p text:style-name="P9">6.<text:s/>SELECT firstname || ' ' || lastname, company, email FROM customers ORDER BY company;</text:p>
      <text:p text:style-name="P10">7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s" fo:country="I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rafn Eldon Róbertsson - FB</meta:initial-creator>
    <dc:creator>Hrafn Eldon Róbertsson - FB</dc:creator>
    <meta:creation-date>2022-08-31T12:51:00Z</meta:creation-date>
    <dc:date>2022-08-31T13:31:00Z</dc:date>
    <meta:template xlink:href="Normal" xlink:type="simple"/>
    <meta:editing-cycles>1</meta:editing-cycles>
    <meta:editing-duration>PT1920S</meta:editing-duration>
    <meta:document-statistic meta:page-count="1" meta:paragraph-count="1" meta:word-count="53" meta:character-count="356" meta:row-count="2" meta:non-whitespace-character-count="304"/>
  </office:meta>
</office:document-meta>
</file>